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R10" svg:font-family="CMR10"/>
    <style:font-face style:name="CMSY10" svg:font-family="CMSY10"/>
    <style:font-face style:name="Courier" svg:font-family="Courier"/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11a6" officeooo:paragraph-rsid="002011a6"/>
    </style:style>
    <style:style style:name="P2" style:family="paragraph" style:parent-style-name="Standard">
      <style:text-properties officeooo:rsid="00207a60" officeooo:paragraph-rsid="00207a60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loext:opacity="100%" style:font-name="Times" fo:font-size="10pt" fo:font-weight="bold" style:font-size-asian="10pt" style:font-name-complex="Times" style:font-size-complex="10pt" style:font-weight-complex="bold"/>
    </style:style>
    <style:style style:name="T2" style:family="text">
      <style:text-properties fo:color="#000000" loext:opacity="100%" style:font-name="Times" fo:font-size="10pt" fo:font-style="italic" style:font-size-asian="10pt" style:font-name-complex="Times" style:font-size-complex="10pt" style:font-style-complex="italic"/>
    </style:style>
    <style:style style:name="T3" style:family="text">
      <style:text-properties fo:color="#000000" loext:opacity="100%" style:font-name="Courier" fo:font-size="10pt" style:font-size-asian="10pt" style:font-name-complex="Courier" style:font-size-complex="10pt"/>
    </style:style>
    <style:style style:name="T4" style:family="text">
      <style:text-properties fo:color="#000000" loext:opacity="100%" style:font-name="CMSY10" fo:font-size="10pt" style:font-size-asian="10pt" style:font-name-complex="CMSY10" style:font-size-complex="10pt"/>
    </style:style>
    <style:style style:name="T5" style:family="text">
      <style:text-properties fo:color="#000000" loext:opacity="100%" style:font-name="CMR10" fo:font-size="10pt" style:font-size-asian="10pt" style:font-name-complex="CMR10" style:font-size-complex="10pt"/>
    </style:style>
    <style:style style:name="T6" style:family="text">
      <style:text-properties fo:color="#000000" loext:opacity="100%" style:font-name="Times" fo:font-size="10pt" fo:font-style="italic" fo:font-weight="bold" style:font-size-asian="10pt" style:font-name-complex="Times" style:font-size-complex="10pt" style:font-style-complex="italic" style:font-weight-complex="bol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000000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02in" fo:min-width="0.96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2508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3.4138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4.7807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4.678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02in" fo:min-width="4.6862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3.08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1.5957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8937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02in" fo:min-width="4.7543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1.2807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2.1075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8807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4.7626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4.8244in" fo:padding-top="0in" fo:padding-bottom="0in" fo:padding-left="0in" fo:padding-right="0in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3862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26in" fo:min-width="0.2484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1.8992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02in" fo:min-width="1.9008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5937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1374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4291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4925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2626in" fo:padding-top="0in" fo:padding-bottom="0in" fo:padding-left="0in" fo:padding-right="0in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5126in" fo:padding-top="0in" fo:padding-bottom="0in" fo:padding-left="0in" fo:padding-right="0in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1.3874in" fo:padding-top="0in" fo:padding-bottom="0in" fo:padding-left="0in" fo:padding-right="0in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1.789in" fo:padding-top="0in" fo:padding-bottom="0in" fo:padding-left="0in" fo:padding-right="0in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1756in" fo:padding-top="0in" fo:padding-bottom="0in" fo:padding-left="0in" fo:padding-right="0in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1.098in" fo:padding-top="0in" fo:padding-bottom="0in" fo:padding-left="0in" fo:padding-right="0in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2.1638in" fo:padding-top="0in" fo:padding-bottom="0in" fo:padding-left="0in" fo:padding-right="0in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25in" fo:min-width="4.8126in" fo:padding-top="0in" fo:padding-bottom="0in" fo:padding-left="0in" fo:padding-right="0in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1.2508in" fo:padding-top="0in" fo:padding-bottom="0in" fo:padding-left="0in" fo:padding-right="0in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02in" fo:min-width="4.7839in" fo:padding-top="0in" fo:padding-bottom="0in" fo:padding-left="0in" fo:padding-right="0in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4.6091in" fo:padding-top="0in" fo:padding-bottom="0in" fo:padding-left="0in" fo:padding-right="0in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1.1339in" fo:padding-top="0in" fo:padding-bottom="0in" fo:padding-left="0in" fo:padding-right="0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Shape1" draw:style-name="gr1"><draw:polygon draw:style-name="gr2" draw:text-style-name="P3" svg:width="0.9594in" svg:height="0.0055in" svg:x="1.9071in" svg:y="0.0008in" svg:viewBox="0 0 2438 15" draw:points="0,15 2438,15 2438,0 0,0"><text:p/></draw:polygon><draw:frame draw:style-name="gr35" draw:text-style-name="P5" svg:width="4.8657in" svg:height="0.1398in" svg:x="0in" svg:y="0.1634in"><draw:text-box><text:p text:style-name="P4"><text:span text:style-name="T1">Exercise 3.1</text:span><text:span text:style-name="T2"> We’ve seen that </text:span><text:span text:style-name="T2">multiplication binds more tightly </text:span><text:span text:style-name="T2">than division. Can you</text:span></text:p></draw:text-box></draw:frame><draw:frame draw:style-name="gr36" draw:text-style-name="P5" svg:width="4.6988in" svg:height="0.1394in" svg:x="0in" svg:y="0.3287in"><draw:text-box><text:p text:style-name="P4"><text:span text:style-name="T2">think of a way to determine whether </text:span><text:span text:style-name="T2">function application binds more or </text:span><text:span text:style-name="T2">less tightly</text:span></text:p></draw:text-box></draw:frame><draw:frame draw:style-name="gr37" draw:text-style-name="P5" svg:width="1.178in" svg:height="0.1394in" svg:x="0in" svg:y="0.4945in"><draw:text-box><text:p text:style-name="P4"><text:span text:style-name="T2">than multiplication?</text:span></text:p></draw:text-box></draw:frame></draw:g></text:p>
      <text:p text:style-name="Standard"/>
      <text:p text:style-name="Standard"/>
      <text:p text:style-name="Standard"/>
      <text:p text:style-name="P1">I did something like</text:p>
      <text:p text:style-name="P1"/>
      <text:p text:style-name="P1">plus x y = x + y</text:p>
      <text:p text:style-name="P1">plus 3 5 * 2</text:p>
      <text:p text:style-name="P1"/>
      <text:p text:style-name="P1">and got 16 instead of 13 which tells me functions bind more tightly</text:p>
      <text:p text:style-name="P1">correct answer, book wanted me to use sqrt though</text:p>
      <text:p text:style-name="P1"/>
      <text:p text:style-name="P1"><draw:g text:anchor-type="paragraph" draw:z-index="1" draw:name="Shape2" draw:style-name="gr1"><draw:polygon draw:style-name="gr2" draw:text-style-name="P3" svg:width="0.9594in" svg:height="0.0055in" svg:x="1.9071in" svg:y="0.0008in" svg:viewBox="0 0 2438 15" draw:points="0,15 2438,15 2438,0 0,0"><text:p/></draw:polygon><draw:frame draw:style-name="gr33" draw:text-style-name="P5" svg:width="4.8657in" svg:height="0.1425in" svg:x="0in" svg:y="0.1555in"><draw:text-box><text:p text:style-name="P4"><text:span text:style-name="T1">Exercise 3.2</text:span><text:span text:style-name="T2"> Use a combination of</text:span><text:span text:style-name="T6"> </text:span><text:span text:style-name="T6">fst</text:span><text:span text:style-name="T2"> and</text:span><text:span text:style-name="T6"> snd</text:span><text:span text:style-name="T2"> to extract the character </text:span><text:span text:style-name="T2">out of the tuple</text:span></text:p></draw:text-box></draw:frame><draw:frame draw:style-name="gr34" draw:text-style-name="P5" svg:width="1.2512in" svg:height="0.1398in" svg:x="0in" svg:y="0.3327in"><draw:text-box><text:p text:style-name="P4"><text:span text:style-name="T3">((1,’a’),"foo")</text:span></text:p></draw:text-box></draw:frame><draw:frame draw:style-name="gr23" draw:text-style-name="P5" svg:width="0.1386in" svg:height="0.1394in" svg:x="1.2429in" svg:y="0.3217in"><draw:text-box><text:p text:style-name="P4"><text:span text:style-name="T2">.</text:span></text:p></draw:text-box></draw:frame></draw:g></text:p>
      <text:p text:style-name="P1"/>
      <text:p text:style-name="P1"/>
      <text:p text:style-name="P1"/>
      <text:p text:style-name="P2">I did </text:p>
      <text:p text:style-name="P2"/>
      <text:p text:style-name="P2">a = ((1,’a’),”foo”)</text:p>
      <text:p text:style-name="P2">snd (fst a)</text:p>
      <text:p text:style-name="P2"/>
      <text:p text:style-name="P2">correct</text:p>
      <text:p text:style-name="P2"/>
      <text:p text:style-name="P2"><draw:g text:anchor-type="paragraph" draw:z-index="2" draw:name="Shape3" draw:style-name="gr1"><draw:polygon draw:style-name="gr2" draw:text-style-name="P3" svg:width="0.9594in" svg:height="0.0055in" svg:x="1.9083in" svg:y="0in" svg:viewBox="0 0 2438 15" draw:points="0,15 2438,15 2438,0 0,0"><text:p/></draw:polygon><draw:frame draw:style-name="gr3" draw:text-style-name="P5" svg:width="0.9606in" svg:height="0.1406in" svg:x="0.0008in" svg:y="0.0811in"><draw:text-box><text:p text:style-name="P4"><text:span text:style-name="T1">Exercise 3.3</text:span><text:span text:style-name="T2"> Use</text:span></text:p></draw:text-box></draw:frame><draw:frame draw:style-name="gr4" draw:text-style-name="P5" svg:width="0.2512in" svg:height="0.1394in" svg:x="1.0287in" svg:y="0.0925in"><draw:text-box><text:p text:style-name="P4"><text:span text:style-name="T3">map</text:span></text:p></draw:text-box></draw:frame><draw:frame draw:style-name="gr5" draw:text-style-name="P5" svg:width="3.4697in" svg:height="0.1386in" svg:x="1.3181in" svg:y="0.0811in"><draw:text-box><text:p text:style-name="P4"><text:span text:style-name="T2">to convert a string into a list of </text:span><text:span text:style-name="T2">booleans, each element in the</text:span></text:p></draw:text-box></draw:frame><draw:frame draw:style-name="gr6" draw:text-style-name="P5" svg:width="4.8449in" svg:height="0.1394in" svg:x="0.0008in" svg:y="0.2472in"><draw:text-box><text:p text:style-name="P4"><text:span text:style-name="T2">new list representing whether or not </text:span><text:span text:style-name="T2">the original element was a lower-</text:span><text:span text:style-name="T2">case character.</text:span></text:p></draw:text-box></draw:frame><draw:frame draw:style-name="gr7" draw:text-style-name="P5" svg:width="4.6886in" svg:height="0.1394in" svg:x="0.0008in" svg:y="0.4134in"><draw:text-box><text:p text:style-name="P4"><text:span text:style-name="T2">That is, it should take the string </text:span><text:span text:style-name="T2">“aBCde” and return </text:span><text:span text:style-name="T2">[True,False,False,True,True].</text:span></text:p></draw:text-box></draw:frame><draw:frame draw:style-name="gr8" draw:text-style-name="P5" svg:width="4.7406in" svg:height="0.1406in" svg:x="0.0008in" svg:y="0.6638in"><draw:text-box><text:p text:style-name="P4"><text:span text:style-name="T1">Exercise 3.4</text:span><text:span text:style-name="T2"> Use the functions </text:span><text:span text:style-name="T2">mentioned in this section (you will </text:span><text:span text:style-name="T2">need two of them)</text:span></text:p></draw:text-box></draw:frame><draw:frame draw:style-name="gr9" draw:text-style-name="P5" svg:width="3.1157in" svg:height="0.1394in" svg:x="0.0008in" svg:y="0.8299in"><draw:text-box><text:p text:style-name="P4"><text:span text:style-name="T2">to compute the number of lower-case </text:span><text:span text:style-name="T2">letters in a string.</text:span></text:p></draw:text-box></draw:frame><draw:frame draw:style-name="gr10" draw:text-style-name="P5" svg:width="1.6051in" svg:height="0.1394in" svg:x="3.1764in" svg:y="0.8299in"><draw:text-box><text:p text:style-name="P4"><text:span text:style-name="T2">For instance, on “aBCde” it</text:span></text:p></draw:text-box></draw:frame><draw:frame draw:style-name="gr11" draw:text-style-name="P5" svg:width="0.9071in" svg:height="0.1394in" svg:x="0.0008in" svg:y="0.9957in"><draw:text-box><text:p text:style-name="P4"><text:span text:style-name="T2">should return 3.</text:span></text:p></draw:text-box></draw:frame><draw:frame draw:style-name="gr12" draw:text-style-name="P5" svg:width="4.8248in" svg:height="0.1406in" svg:x="0.0008in" svg:y="1.2465in"><draw:text-box><text:p text:style-name="P4"><text:span text:style-name="T1">Exercise 3.5</text:span><text:span text:style-name="T2"> We’ve seen how to </text:span><text:span text:style-name="T2">calculate sums and products using </text:span><text:span text:style-name="T2">folding functions.</text:span></text:p></draw:text-box></draw:frame><draw:frame draw:style-name="gr13" draw:text-style-name="P5" svg:width="1.3134in" svg:height="0.1386in" svg:x="0.0008in" svg:y="1.4134in"><draw:text-box><text:p text:style-name="P4"><text:span text:style-name="T2">Given that the function</text:span></text:p></draw:text-box></draw:frame><draw:frame draw:style-name="gr4" draw:text-style-name="P5" svg:width="0.2512in" svg:height="0.1394in" svg:x="1.3606in" svg:y="1.4244in"><draw:text-box><text:p text:style-name="P4"><text:span text:style-name="T3">max</text:span></text:p></draw:text-box></draw:frame><draw:frame draw:style-name="gr14" draw:text-style-name="P5" svg:width="2.1079in" svg:height="0.1386in" svg:x="1.6579in" svg:y="1.4134in"><draw:text-box><text:p text:style-name="P4"><text:span text:style-name="T2">returns the maximum of two </text:span><text:span text:style-name="T2">numbers,</text:span></text:p></draw:text-box></draw:frame><draw:frame draw:style-name="gr15" draw:text-style-name="P5" svg:width="0.9071in" svg:height="0.1386in" svg:x="3.8673in" svg:y="1.4134in"><draw:text-box><text:p text:style-name="P4"><text:span text:style-name="T2">write a function</text:span></text:p></draw:text-box></draw:frame><draw:frame draw:style-name="gr16" draw:text-style-name="P5" svg:width="4.8031in" svg:height="0.1394in" svg:x="0.0008in" svg:y="1.5783in"><draw:text-box><text:p text:style-name="P4"><text:span text:style-name="T2">using a fold that will return the </text:span><text:span text:style-name="T2">maximum value in a list (and zero if </text:span><text:span text:style-name="T2">the list is empty).</text:span></text:p></draw:text-box></draw:frame><draw:frame draw:style-name="gr17" draw:text-style-name="P5" svg:width="4.876in" svg:height="0.1386in" svg:x="0.0008in" svg:y="1.7453in"><draw:text-box><text:p text:style-name="P4"><text:span text:style-name="T2">So, when applied to [5,10,2,8,1] it </text:span><text:span text:style-name="T2">will return 10. Assume that the </text:span><text:span text:style-name="T2">values in the list are</text:span></text:p></draw:text-box></draw:frame><draw:frame draw:style-name="gr18" draw:text-style-name="P5" svg:width="0.3969in" svg:height="0.1386in" svg:x="0.0008in" svg:y="1.911in"><draw:text-box><text:p text:style-name="P4"><text:span text:style-name="T2">always</text:span></text:p></draw:text-box></draw:frame><draw:frame draw:style-name="gr19" draw:text-style-name="P5" svg:width="0.2488in" svg:height="0.163in" svg:x="0.4197in" svg:y="1.8772in"><draw:text-box><text:p text:style-name="P4"><text:span text:style-name="T4">≥</text:span><text:span text:style-name="T5"> </text:span><text:span text:style-name="T5">0</text:span></text:p></draw:text-box></draw:frame><draw:frame draw:style-name="gr20" draw:text-style-name="P5" svg:width="1.9177in" svg:height="0.1386in" svg:x="0.6343in" svg:y="1.911in"><draw:text-box><text:p text:style-name="P4"><text:span text:style-name="T2">. Explain to yourself why it works.</text:span></text:p></draw:text-box></draw:frame><draw:frame draw:style-name="gr21" draw:text-style-name="P5" svg:width="1.9394in" svg:height="0.1406in" svg:x="0.0008in" svg:y="2.1618in"><draw:text-box><text:p text:style-name="P4"><text:span text:style-name="T1">Exercise 3.6</text:span><text:span text:style-name="T2"> Write a function that</text:span></text:p></draw:text-box></draw:frame><draw:frame draw:style-name="gr22" draw:text-style-name="P5" svg:width="0.6051in" svg:height="0.1394in" svg:x="2.028in" svg:y="2.1618in"><draw:text-box><text:p text:style-name="P4"><text:span text:style-name="T2">takes a list</text:span></text:p></draw:text-box></draw:frame><draw:frame draw:style-name="gr23" draw:text-style-name="P5" svg:width="0.1378in" svg:height="0.1394in" svg:x="2.7063in" svg:y="2.1618in"><draw:text-box><text:p text:style-name="P4"><text:span text:style-name="T2">of</text:span></text:p></draw:text-box></draw:frame><draw:frame draw:style-name="gr24" draw:text-style-name="P5" svg:width="0.4386in" svg:height="0.1394in" svg:x="2.8661in" svg:y="2.1618in"><draw:text-box><text:p text:style-name="P4"><text:span text:style-name="T2">pairs of</text:span></text:p></draw:text-box></draw:frame><draw:frame draw:style-name="gr25" draw:text-style-name="P5" svg:width="0.5114in" svg:height="0.1394in" svg:x="3.361in" svg:y="2.1618in"><draw:text-box><text:p text:style-name="P4"><text:span text:style-name="T2">length at</text:span></text:p></draw:text-box></draw:frame><draw:frame draw:style-name="gr26" draw:text-style-name="P5" svg:width="0.2717in" svg:height="0.1394in" svg:x="3.9197in" svg:y="2.1618in"><draw:text-box><text:p text:style-name="P4"><text:span text:style-name="T2">least</text:span></text:p></draw:text-box></draw:frame><draw:frame draw:style-name="gr27" draw:text-style-name="P5" svg:width="0.5134in" svg:height="0.1394in" svg:x="4.2327in" svg:y="2.1618in"><draw:text-box><text:p text:style-name="P4"><text:span text:style-name="T2">2 and re-</text:span></text:p></draw:text-box></draw:frame><draw:frame draw:style-name="gr28" draw:text-style-name="P5" svg:width="1.4071in" svg:height="0.1386in" svg:x="0.0008in" svg:y="2.328in"><draw:text-box><text:p text:style-name="P4"><text:span text:style-name="T2">turns the first component</text:span></text:p></draw:text-box></draw:frame><draw:frame draw:style-name="gr29" draw:text-style-name="P5" svg:width="1.8142in" svg:height="0.1386in" svg:x="1.4728in" svg:y="2.328in"><draw:text-box><text:p text:style-name="P4"><text:span text:style-name="T2">of the second element in the list.</text:span></text:p></draw:text-box></draw:frame><draw:frame draw:style-name="gr30" draw:text-style-name="P5" svg:width="0.178in" svg:height="0.1386in" svg:x="3.4307in" svg:y="2.328in"><draw:text-box><text:p text:style-name="P4"><text:span text:style-name="T2">So,</text:span></text:p></draw:text-box></draw:frame><draw:frame draw:style-name="gr31" draw:text-style-name="P5" svg:width="1.126in" svg:height="0.1386in" svg:x="3.6571in" svg:y="2.328in"><draw:text-box><text:p text:style-name="P4"><text:span text:style-name="T2">when provided with</text:span></text:p></draw:text-box></draw:frame><draw:frame draw:style-name="gr32" draw:text-style-name="P5" svg:width="2.1642in" svg:height="0.1386in" svg:x="0.0008in" svg:y="2.4937in"><draw:text-box><text:p text:style-name="P4"><text:span text:style-name="T2">[(5,’b’),(1,’c’),(6,’a’)], it will return 1.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3:</text:p>
      <text:p text:style-name="P2">map isLower "aBCde"</text:p>
      <text:p text:style-name="P2"/>
      <text:p text:style-name="P2">3.4:</text:p>
      <text:p text:style-name="P2">length (filter isLower "aBCde")</text:p>
      <text:p text:style-name="P2"/>
      <text:p text:style-name="P2">3.5:</text:p>
      <text:p text:style-name="P2">foldr (max) 0 [5,10,2,8,1]</text:p>
      <text:p text:style-name="P2"/>
      <text:p text:style-name="P2"/>
      <text:p text:style-name="P2"/>
      <text:p text:style-name="P2"><text:soft-page-break/>I decided to come up with a way where it wouldn’t fail with negative number. Here is what I came up with</text:p>
      <text:p text:style-name="P2"/>
      <text:p text:style-name="P2">a = [-1,-2,-3]</text:p>
      <text:p text:style-name="P2">foldr (max) (head a) a</text:p>
      <text:p text:style-name="P2"/>
      <text:p text:style-name="P2">seems to work</text:p>
      <text:p text:style-name="P2"/>
      <text:p text:style-name="P2">3.6:</text:p>
      <text:p text:style-name="P2">a = [(5,'b'),(1,'c'),(6,'a')]</text:p>
      <text:p text:style-name="P2">fst (head (tail a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R10" svg:font-family="CMR10"/>
    <style:font-face style:name="CMSY10" svg:font-family="CMSY10"/>
    <style:font-face style:name="Courier" svg:font-family="Courier"/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20:14:14.934252466</meta:creation-date>
    <meta:generator>LibreOffice/7.0.4.2$Linux_X86_64 LibreOffice_project/00$Build-2</meta:generator>
    <dc:date>2023-06-09T20:29:45.643825820</dc:date>
    <meta:editing-duration>PT15M30S</meta:editing-duration>
    <meta:editing-cycles>2</meta:editing-cycles>
    <meta:document-statistic meta:table-count="0" meta:image-count="0" meta:object-count="0" meta:page-count="2" meta:paragraph-count="22" meta:word-count="102" meta:character-count="500" meta:non-whitespace-character-count="419"/>
  </office:meta>
</office:document-meta>
</file>